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left" draw:textarea-vertical-align="top"/>
    </style:style>
    <style:style style:name="gr3" style:family="graphic" style:parent-style-name="standard">
      <style:graphic-properties draw:fill-color="#ffffff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center" draw:textarea-vertical-align="middle" draw:shadow="hidden" draw:shadow-offset-x="0.305cm" draw:shadow-offset-y="0.305cm"/>
    </style:style>
    <style:style style:name="gr5" style:family="graphic" style:parent-style-name="standard">
      <style:graphic-properties draw:textarea-horizontal-align="justify" draw:textarea-vertical-align="middle" draw:auto-grow-height="false" fo:min-height="0.594cm" fo:min-width="0.513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20pt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onnector draw:style-name="gr1" draw:text-style-name="P1" draw:layer="layout" draw:type="curve" svg:x1="11.341cm" svg:y1="3.921cm" svg:x2="13.294cm" svg:y2="11.761cm" draw:start-shape="id1" draw:start-glue-point="1" draw:end-shape="id2" draw:end-glue-point="3" svg:d="M11341 3921c1465 0 489 7840 1953 7840" svg:viewBox="0 0 1954 7841">
          <text:p/>
        </draw:connector>
        <draw:rect draw:style-name="gr2" draw:text-style-name="P2" xml:id="id2" draw:id="id2" draw:layer="layout" svg:width="1.753cm" svg:height="1.924cm" svg:x="13.294cm" svg:y="10.799cm">
          <text:p text:style-name="P1"><text:span text:style-name="T1">I/O</text:span></text:p>
        </draw:rect>
        <draw:rect draw:style-name="gr3" draw:text-style-name="P2" xml:id="id3" draw:id="id3" draw:layer="layout" svg:width="4.845cm" svg:height="1.055cm" svg:x="2.853cm" svg:y="4.192cm">
          <text:p text:style-name="P1"><text:span text:style-name="T1">service address</text:span></text:p>
        </draw:rect>
        <draw:connector draw:style-name="gr1" draw:text-style-name="P1" draw:layer="layout" draw:type="curve" svg:x1="7.698cm" svg:y1="4.719cm" svg:x2="13.294cm" svg:y2="11.761cm" draw:start-shape="id3" draw:start-glue-point="1" draw:end-shape="id2" draw:end-glue-point="3" svg:d="M7698 4719c4197 0 1399 7042 5596 7042" svg:viewBox="0 0 5597 7043">
          <text:p/>
        </draw:connector>
        <draw:rect draw:style-name="gr3" draw:text-style-name="P2" xml:id="id5" draw:id="id5" draw:layer="layout" svg:width="3.612cm" svg:height="0.613cm" svg:x="3.13cm" svg:y="6.47cm">
          <text:p text:style-name="P1"><text:span text:style-name="T1">selection</text:span></text:p>
        </draw:rect>
        <draw:connector draw:style-name="gr1" draw:text-style-name="P1" draw:layer="layout" draw:type="curve" svg:x1="4.973cm" svg:y1="7.97cm" svg:x2="4.936cm" svg:y2="7.083cm" draw:start-shape="id4" draw:start-glue-point="4" draw:end-shape="id5" draw:end-glue-point="2" svg:d="M4973 7970c0-664-37-221-37-887" svg:viewBox="0 0 38 888">
          <text:p/>
        </draw:connector>
        <draw:rect draw:style-name="gr4" draw:text-style-name="P2" xml:id="id6" draw:id="id6" draw:layer="layout" svg:width="1.089cm" svg:height="0.619cm" svg:x="5.962cm" svg:y="10.655cm">
          <text:p text:style-name="P1"><text:span text:style-name="T1">+/-</text:span></text:p>
        </draw:rect>
        <draw:connector draw:style-name="gr1" draw:text-style-name="P1" draw:layer="layout" draw:type="curve" svg:x1="7.051cm" svg:y1="10.964cm" svg:x2="7.594cm" svg:y2="13.689cm" draw:start-shape="id6" draw:start-glue-point="1" draw:end-shape="id7" draw:end-glue-point="1" svg:d="M7051 10964c1566 0 1294 2725 543 2725" svg:viewBox="0 0 1144 2726">
          <text:p/>
        </draw:connector>
        <draw:rect draw:style-name="gr4" draw:text-style-name="P2" xml:id="id8" draw:id="id8" draw:layer="layout" svg:width="1.467cm" svg:height="0.879cm" svg:x="2.725cm" svg:y="10.565cm">
          <text:p text:style-name="P1"><text:span text:style-name="T1">reset</text:span></text:p>
        </draw:rect>
        <draw:rect draw:style-name="gr4" draw:text-style-name="P2" xml:id="id7" draw:id="id7" draw:layer="layout" svg:width="5.225cm" svg:height="3.003cm" svg:x="2.369cm" svg:y="12.188cm">
          <text:p text:style-name="P1"><text:span text:style-name="T1">drop down</text:span></text:p>
        </draw:rect>
        <draw:connector draw:style-name="gr1" draw:text-style-name="P1" draw:layer="layout" draw:type="curve" svg:x1="3.458cm" svg:y1="10.565cm" svg:x2="4.257cm" svg:y2="8.566cm" draw:start-shape="id8" draw:start-glue-point="0" draw:end-shape="id4" draw:end-glue-point="6" svg:d="M3458 10565c0-1333 266-1999 799-1999" svg:viewBox="0 0 800 2000">
          <text:p/>
        </draw:connector>
        <draw:connector draw:style-name="gr1" draw:text-style-name="P1" draw:layer="layout" draw:type="curve" svg:x1="4.981cm" svg:y1="12.188cm" svg:x2="4.973cm" svg:y2="9.162cm" draw:start-shape="id7" draw:start-glue-point="0" draw:end-shape="id4" draw:end-glue-point="8" svg:d="M4981 12188c0-2268-8-755-8-3026" svg:viewBox="0 0 9 3027">
          <text:p/>
        </draw:connector>
        <draw:rect draw:style-name="gr4" draw:text-style-name="P2" xml:id="id1" draw:id="id1" draw:layer="layout" svg:width="3.095cm" svg:height="0.755cm" svg:x="8.246cm" svg:y="3.544cm">
          <text:p text:style-name="P1"><text:span text:style-name="T1">submit</text:span></text:p>
        </draw:rect>
        <draw:connector draw:style-name="gr1" draw:text-style-name="P1" draw:layer="layout" draw:type="curve" svg:x1="5.688cm" svg:y1="8.566cm" svg:x2="13.294cm" svg:y2="11.761cm" draw:start-shape="id4" draw:start-glue-point="10" draw:end-shape="id2" draw:end-glue-point="3" svg:d="M5688 8566c5704 0 1902 3195 7606 3195" svg:viewBox="0 0 7607 3196">
          <text:p/>
        </draw:connector>
        <draw:custom-shape draw:style-name="gr5" draw:text-style-name="P3" xml:id="id4" draw:id="id4" draw:layer="layout" svg:width="1.431cm" svg:height="1.192cm" svg:x="4.257cm" svg:y="7.97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14.438cm" svg:y1="8.955cm" svg:x2="14.17cm" svg:y2="10.799cm" draw:start-shape="id9" draw:start-glue-point="8" draw:end-shape="id2" draw:end-glue-point="0" svg:d="M14438 8955c0 1384-268 463-268 1844" svg:viewBox="0 0 269 1845">
          <text:p/>
        </draw:connector>
        <draw:custom-shape draw:style-name="gr5" draw:text-style-name="P3" xml:id="id9" draw:id="id9" draw:layer="layout" svg:width="1.431cm" svg:height="1.192cm" svg:x="13.722cm" svg:y="7.763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svg:x1="21.858cm" svg:y1="8.662cm" svg:x2="15.047cm" svg:y2="11.761cm" draw:start-shape="id10" draw:start-glue-point="6" draw:end-shape="id2" draw:end-glue-point="1" svg:d="M21858 8662c-5109 0-1704 3099-6811 3099" svg:viewBox="0 0 6812 3100">
          <text:p/>
        </draw:connector>
        <draw:custom-shape draw:style-name="gr5" draw:text-style-name="P3" xml:id="id10" draw:id="id10" draw:layer="layout" svg:width="1.431cm" svg:height="1.192cm" svg:x="21.858cm" svg:y="8.066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4" draw:text-style-name="P2" xml:id="id12" draw:id="id12" draw:layer="layout" svg:width="5.225cm" svg:height="3.003cm" svg:x="19.906cm" svg:y="3.705cm">
          <text:p text:style-name="P1"><text:span text:style-name="T1">src=</text:span></text:p>
        </draw:rect>
        <draw:custom-shape draw:style-name="gr5" draw:text-style-name="P3" xml:id="id11" draw:id="id11" draw:layer="layout" svg:width="1.431cm" svg:height="1.192cm" svg:x="16.099cm" svg:y="4.895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draw:type="curve" draw:line-skew="-2.685cm" svg:x1="5.688cm" svg:y1="8.566cm" svg:x2="16.099cm" svg:y2="5.491cm" draw:start-shape="id4" draw:start-glue-point="10" draw:end-shape="id11" draw:end-glue-point="6" svg:d="M5688 8566c3780 0-1425-3075 10411-3075" svg:viewBox="0 0 10412 3076">
          <text:p/>
        </draw:connector>
        <draw:connector draw:style-name="gr1" draw:text-style-name="P1" draw:layer="layout" draw:type="curve" svg:x1="14.438cm" svg:y1="7.763cm" svg:x2="16.815cm" svg:y2="6.087cm" draw:start-shape="id9" draw:start-glue-point="4" draw:end-shape="id11" draw:end-glue-point="8" svg:d="M14438 7763c0-1255 2377-418 2377-1676" svg:viewBox="0 0 2378 1677">
          <text:p/>
        </draw:connector>
        <draw:connector draw:style-name="gr1" draw:text-style-name="P1" draw:layer="layout" draw:type="curve" svg:x1="22.574cm" svg:y1="8.066cm" svg:x2="16.815cm" svg:y2="6.087cm" draw:start-shape="id10" draw:start-glue-point="4" draw:end-shape="id11" draw:end-glue-point="8" svg:d="M22574 8066c0-1483-5759-494-5759-1979" svg:viewBox="0 0 5760 1980">
          <text:p/>
        </draw:connector>
        <draw:connector draw:style-name="gr1" draw:text-style-name="P1" draw:layer="layout" draw:type="curve" svg:x1="17.53cm" svg:y1="5.491cm" svg:x2="19.906cm" svg:y2="5.206cm" draw:start-shape="id11" draw:start-glue-point="10" draw:end-shape="id12" draw:end-glue-point="3" svg:d="M17530 5491c1782 0 594-285 2376-285" svg:viewBox="0 0 2377 286">
          <text:p/>
        </draw:connector>
        <draw:connector draw:style-name="gr1" draw:text-style-name="P1" draw:layer="layout" draw:type="curve" svg:x1="14.17cm" svg:y1="12.723cm" svg:x2="7.594cm" svg:y2="13.689cm" draw:start-shape="id2" draw:start-glue-point="2" draw:end-shape="id7" draw:end-glue-point="1" svg:d="M14170 12723c0 644-2192 966-6576 966" svg:viewBox="0 0 6577 967">
          <text:p/>
        </draw:connector>
        <draw:connector draw:style-name="gr1" draw:text-style-name="P1" draw:layer="layout" draw:type="curve" svg:x1="4.981cm" svg:y1="12.188cm" svg:x2="6.506cm" svg:y2="11.274cm" draw:start-shape="id7" draw:start-glue-point="0" draw:end-shape="id6" draw:end-glue-point="2" svg:d="M4981 12188c0-685 1525-229 1525-914" svg:viewBox="0 0 1526 915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ffff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0.44cm" svg:x="1.35cm" svg:y="4.212cm" presentation:class="outline" presentation:placeholder="true">
        <draw:text-box/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9-27T07:24:07</meta:creation-date>
    <meta:editing-duration>P4DT5H47M12S</meta:editing-duration>
    <meta:editing-cycles>155</meta:editing-cycles>
    <dc:date>2016-02-19T20:59:49.981475000</dc:date>
    <meta:generator>LibreOffice/4.3.1.2$MacOSX_x86 LibreOffice_project/958349dc3b25111dbca392fbc281a05559ef6848</meta:generator>
    <meta:document-statistic meta:object-count="48"/>
  </office:meta>
</office:document-meta>
</file>